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E6000002ED77DE61CE366BDF06.png" manifest:media-type="image/png"/>
  <manifest:file-entry manifest:full-path="Pictures/10000201000004E6000002ED5D95627E39F3016E.png" manifest:media-type="image/png"/>
  <manifest:file-entry manifest:full-path="Pictures/10000000000007320000040D88432B912F0C1594.png" manifest:media-type="image/png"/>
  <manifest:file-entry manifest:full-path="Pictures/1000DCCD0002B2C0000184E0B7166FFF02E7C46A.pdf" manifest:media-type="application/pdf"/>
  <manifest:file-entry manifest:full-path="Pictures/100A27BC0002B2C0000184E051B8C711154BC800.pdf" manifest:media-type="application/pdf"/>
  <manifest:file-entry manifest:full-path="Pictures/10000000000007320000040D5FE3E57B709A9194.png" manifest:media-type="image/png"/>
  <manifest:file-entry manifest:full-path="Pictures/1001589F0002B2C0000184E0EFDAB3598E57000D.pdf" manifest:media-type="application/pdf"/>
  <manifest:file-entry manifest:full-path="Pictures/10000000000007320000040D39E652F93EABF9E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04cm, 6.699cm, 2.214cm, 9.95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13cm, 12.053cm, 3.717cm, 12.34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523cm, 13.275cm, 5.532cm, 14.441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vernight redox serie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8.414cm" svg:height="12.064cm" svg:x="5.08cm" svg:y="3.175cm">
          <draw:image xlink:href="Pictures/1000DCCD0002B2C0000184E0B7166FFF02E7C46A.pdf" xlink:type="simple" xlink:show="embed" xlink:actuate="onLoad" draw:mime-type="application/pdf">
            <text:p/>
          </draw:image>
          <draw:image xlink:href="Pictures/10000000000007320000040D88432B912F0C159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20.197cm" svg:height="15.606cm" svg:x="4.568cm" svg:y="0cm">
          <draw:image xlink:href="Pictures/100A27BC0002B2C0000184E051B8C711154BC800.pdf" xlink:type="simple" xlink:show="embed" xlink:actuate="onLoad" draw:mime-type="application/pdf">
            <text:p/>
          </draw:image>
          <draw:image xlink:href="Pictures/10000000000007320000040D5FE3E57B709A919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2" draw:layer="layout" svg:width="21.589cm" svg:height="14.771cm" svg:x="3.411cm" svg:y="0.469cm">
          <draw:image xlink:href="Pictures/1001589F0002B2C0000184E0EFDAB3598E57000D.pdf" xlink:type="simple" xlink:show="embed" xlink:actuate="onLoad" draw:mime-type="application/pdf">
            <text:p/>
          </draw:image>
          <draw:image xlink:href="Pictures/10000000000007320000040D39E652F93EABF9E3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2" draw:layer="layout" svg:width="26.368cm" svg:height="15.749cm" svg:x="0.302cm" svg:y="0.001cm">
          <draw:image xlink:href="Pictures/10000201000004E6000002ED5D95627E39F3016E.png" xlink:type="simple" xlink:show="embed" xlink:actuate="onLoad" draw:mime-type="image/png">
            <text:p/>
          </draw:image>
        </draw:frame>
        <draw:frame draw:style-name="gr6" draw:text-style-name="P4" draw:layer="layout" svg:width="7.932cm" svg:height="0.962cm" svg:x="10.16cm" svg:y="0.308cm">
          <draw:text-box>
            <text:p>pDiTS red-ox 22dB 5G RT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2" draw:layer="layout" svg:width="26.368cm" svg:height="15.749cm" svg:x="0.937cm" svg:y="0.001cm">
          <draw:image xlink:href="Pictures/10000201000004E6000002ED77DE61CE366BDF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15T00:14:45.788582571</meta:creation-date>
    <dc:date>2020-12-15T03:25:54.240941011</dc:date>
    <meta:editing-duration>PT2H50M37S</meta:editing-duration>
    <meta:editing-cycles>4</meta:editing-cycles>
    <meta:generator>LibreOffice/7.0.3.1$Linux_X86_64 LibreOffice_project/00$Build-1</meta:generator>
    <meta:document-statistic meta:object-count="39"/>
  </office:meta>
</office:document-meta>
</file>